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16.664cm" draw:fill-image-height="87.489cm" style:repeat="no-repeat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draw:marker-start="Arrow" draw:marker-start-width="0.288cm" draw:marker-start-center="false" draw:marker-end="" draw:marker-end-width="0.288cm" draw:marker-end-center="false" svg:stroke-opacity="100%" draw:stroke-linejoin="miter" draw:fill="gradient" draw:fill-color="#ffffff" draw:fill-gradient-name="Gradient_20_24" draw:opacity="100%" draw:opacity-name="" draw:textarea-horizontal-align="center" draw:textarea-vertical-align="middle" draw:auto-grow-height="false" draw:fit-to-size="false" style:shrink-to-fit="false" fo:min-height="0.765cm" fo:min-width="9.669cm" fo:padding-top="0.126cm" fo:padding-bottom="0.126cm" fo:padding-left="0.246cm" fo:padding-right="0.246cm" fo:wrap-option="wrap" draw:shadow="visible" draw:shadow-offset-x="0cm" draw:shadow-offset-y="0.141cm" draw:shadow-color="#fff200" draw:shadow-opacity="11%"/>
    </style:style>
    <style:style style:name="gr2" style:family="graphic">
      <style:graphic-properties style:protect="size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size="15pt" fo:letter-spacing="normal"/>
    </style:style>
    <style:style style:name="P2" style:family="paragraph">
      <loext:graphic-properties draw:fill="gradient" draw:fill-color="#ffffff" draw:fill-gradient-name="Gradient_20_24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15pt" fo:letter-spacing="normal" fo:font-style="normal" fo:text-shadow="none" style:text-underline-style="none" fo:font-weight="normal" style:letter-kerning="true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13pt" fo:font-style="normal" fo:text-shadow="none" style:text-underline-style="none" fo:font-weight="normal" style:letter-kerning="true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>
        <draw:custom-shape draw:style-name="gr1" draw:text-style-name="P2" draw:layer="layout" svg:width="10.16cm" svg:height="1.016cm" svg:x="17.272cm" svg:y="14.478cm">
          <text:p text:style-name="P1"><text:span text:style-name="T1">Data Science Broon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6" draw:display-name="Gradient 16" draw:style="linear" draw:start-color="#ffffff" draw:end-color="#000000" draw:start-intensity="100%" draw:end-intensity="100%" draw:angle="430" draw:border="0%"/>
    <draw:gradient draw:name="Gradient_20_22" draw:display-name="Gradient 22" draw:style="linear" draw:start-color="#333333" draw:end-color="#000000" draw:start-intensity="100%" draw:end-intensity="100%" draw:angle="430" draw:border="0%"/>
    <draw:gradient draw:name="Gradient_20_23" draw:display-name="Gradient 23" draw:style="linear" draw:start-color="#808080" draw:end-color="#000000" draw:start-intensity="100%" draw:end-intensity="100%" draw:angle="430" draw:border="0%"/>
    <draw:gradient draw:name="Gradient_20_24" draw:display-name="Gradient 24" draw:style="linear" draw:start-color="#000000" draw:end-color="#000000" draw:start-intensity="100%" draw:end-intensity="100%" draw:angle="430" draw:border="0%"/>
    <draw:gradient draw:name="Gradient_20_25" draw:display-name="Gradient 25" draw:style="linear" draw:start-color="#1c1c1c" draw:end-color="#000000" draw:start-intensity="100%" draw:end-intensity="100%" draw:angle="430" draw:border="0%"/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text-properties fo:font-size="18pt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" style:page-layout-name="PM1" draw:style-name="Mdp1">
      <draw:frame presentation:style-name="Title-title" draw:layer="backgroundobjects" svg:width="24.992cm" svg:height="1.829cm" svg:x="0.399cm" svg:y="10.798cm" presentation:class="title" presentation:placeholder="true">
        <draw:text-box/>
      </draw:frame>
      <draw:frame presentation:style-name="Title-outline1" draw:layer="backgroundobjects" svg:width="17.993cm" svg:height="7.218cm" svg:x="4.398cm" svg:y="1.799cm" presentation:class="outline" presentation:placeholder="true">
        <draw:text-box/>
      </draw:frame>
      <draw:frame draw:style-name="Mgr3" draw:text-style-name="MP6" draw:layer="backgroundobjects" svg:width="12.196cm" svg:height="0.962cm" svg:x="11.396cm" svg:y="13.598cm">
        <draw:text-box>
          <text:p text:style-name="MP5"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491cm" svg:height="1.8cm" svg:x="0.399cm" svg:y="0.199cm" presentation:class="title" presentation:placeholder="true">
        <draw:text-box/>
      </draw:frame>
      <draw:frame presentation:style-name="One_20_Column-outline1" draw:layer="backgroundobjects" svg:width="25.191cm" svg:height="9.133cm" svg:x="1.399cm" svg:y="3.684cm" presentation:class="outline" presentation:placeholder="true">
        <draw:text-box/>
      </draw:frame>
      <draw:frame presentation:style-name="Mpr3" draw:text-style-name="MP2" draw:layer="backgroundobjects" svg:width="4.599cm" svg:height="1.14cm" svg:x="1.399cm" svg:y="14.5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996cm" svg:height="1.14cm" svg:x="6.997cm" svg:y="14.598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599cm" svg:height="1.14cm" svg:x="20.993cm" svg:y="14.5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491cm" svg:height="1.8cm" svg:x="0.399cm" svg:y="0.199cm" presentation:class="title" presentation:placeholder="true">
        <draw:text-box/>
      </draw:frame>
      <draw:frame presentation:style-name="Two_20_columns-outline1" draw:layer="backgroundobjects" svg:width="25.192cm" svg:height="9.133cm" svg:x="1.399cm" svg:y="3.684cm" presentation:class="outline" presentation:placeholder="true">
        <draw:text-box/>
      </draw:frame>
      <draw:frame presentation:style-name="Mpr6" draw:text-style-name="MP2" draw:layer="backgroundobjects" svg:width="4.599cm" svg:height="1.14cm" svg:x="1.399cm" svg:y="14.59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2.996cm" svg:height="1.14cm" svg:x="6.997cm" svg:y="14.598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599cm" svg:height="1.14cm" svg:x="20.993cm" svg:y="14.5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5T22:20:48.961614880</meta:creation-date>
    <meta:editing-duration>PT1M6S</meta:editing-duration>
    <meta:editing-cycles>2</meta:editing-cycles>
    <meta:generator>LibreOffice/6.0.7.3$Linux_X86_64 LibreOffice_project/00m0$Build-3</meta:generator>
    <dc:title>Portfolio</dc:title>
    <dc:date>2020-05-05T22:43:06.482016804</dc:date>
    <meta:document-statistic meta:object-count="44"/>
  </office:meta>
</office:document-meta>
</file>